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0fea21" officeooo:paragraph-rsid="000fea21"/>
    </style:style>
    <style:style style:name="P2" style:family="paragraph" style:parent-style-name="Text_20_body">
      <style:text-properties officeooo:rsid="000fea21" officeooo:paragraph-rsid="000fea21"/>
    </style:style>
    <style:style style:name="P3" style:family="paragraph" style:parent-style-name="Title">
      <style:text-properties officeooo:rsid="000fea21" officeooo:paragraph-rsid="000fea21"/>
    </style:style>
    <style:style style:name="P4" style:family="paragraph" style:parent-style-name="Text_20_body">
      <style:text-properties officeooo:paragraph-rsid="000fea21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italic" officeooo:rsid="00147dfe" officeooo:paragraph-rsid="00147dfe" style:font-style-asian="italic" style:font-style-complex="italic"/>
    </style:style>
    <style:style style:name="P7" style:family="paragraph" style:parent-style-name="Text_20_body">
      <style:text-properties officeooo:rsid="00140024" officeooo:paragraph-rsid="00140024"/>
    </style:style>
    <style:style style:name="P8" style:family="paragraph" style:parent-style-name="Text_20_body">
      <style:text-properties officeooo:paragraph-rsid="00147dfe"/>
    </style:style>
    <style:style style:name="P9" style:family="paragraph" style:parent-style-name="Heading_20_1">
      <style:text-properties officeooo:rsid="000fea21" officeooo:paragraph-rsid="000fea21"/>
    </style:style>
    <style:style style:name="P10" style:family="paragraph" style:parent-style-name="Text_20_body" style:list-style-name="L1">
      <style:text-properties officeooo:rsid="00147dfe" officeooo:paragraph-rsid="00147dfe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officeooo:paragraph-rsid="001bec4e"/>
    </style:style>
    <style:style style:name="P13" style:family="paragraph" style:parent-style-name="Text_20_body" style:list-style-name="L2">
      <style:text-properties officeooo:paragraph-rsid="001bec4e"/>
    </style:style>
    <style:style style:name="P14" style:family="paragraph" style:parent-style-name="Text_20_body" style:list-style-name="L2">
      <style:text-properties officeooo:rsid="001bec4e" officeooo:paragraph-rsid="001bec4e"/>
    </style:style>
    <style:style style:name="T1" style:family="text">
      <style:text-properties officeooo:rsid="00197c74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officeooo:rsid="00140024"/>
    </style:style>
    <style:style style:name="T4" style:family="text">
      <style:text-properties officeooo:rsid="00160f84"/>
    </style:style>
    <style:style style:name="T5" style:family="text">
      <style:text-properties officeooo:rsid="00195a5e"/>
    </style:style>
    <style:style style:name="T6" style:family="text">
      <style:text-properties officeooo:rsid="00197d2a"/>
    </style:style>
    <style:style style:name="T7" style:family="text">
      <style:text-properties officeooo:rsid="001a3896"/>
    </style:style>
    <style:style style:name="T8" style:family="text">
      <style:text-properties officeooo:rsid="001bec4e"/>
    </style:style>
    <style:style style:name="T9" style:family="text">
      <style:text-properties officeooo:rsid="001e32b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retiens avec le client</text:p>
      <text:p text:style-name="P1">Compte-rendu des discussions</text:p>
      <text:p text:style-name="P2"/>
      <text:h text:style-name="P9" text:outline-level="1">Premier entretien (2 nov. 24)</text:h>
      <text:p text:style-name="P4"><text:span text:style-name="T2"/></text:p>
      <text:p text:style-name="P5">Quel est le projet de votre entreprise ?</text:p>
      <text:p text:style-name="Text_20_body">Il s’agit d’une entreprise qui commercialise des emballages écologiques à destination des entreprises <text:span text:style-name="T3">et professionnels </text:span>uniquement <text:span text:style-name="T3">(pas de particuliers)</text:span>.</text:p>
      <text:p text:style-name="Text_20_body"/>
      <text:p text:style-name="P5"><text:span text:style-name="T3">Qu’attendez-vous de votre</text:span> site ? <text:span text:style-name="T3">Que vous permettrait-il d’accomplir ?</text:span></text:p>
      <text:p text:style-name="P7">Il s’agirait d’un site vitrine qui permettrait de présenter l’entreprise et servirait également de catalogue listant les produits.</text:p>
      <text:p text:style-name="Text_20_body">I<text:span text:style-name="T3">l permettrait également de faciliter le contact entre nous et un acheteur potentiel à l’aide d’un formulaire où le client fournirait différentes informations, nous permettant ainsi de le recontacter par la suite dans l’optique de finaliser l’achat.</text:span></text:p>
      <text:p text:style-name="P8"/>
      <text:p text:style-name="P6">Quelles informations le client aurait-il à fournir dans ce formulaire ?</text:p>
      <text:list text:style-name="L1">
        <text:list-item>
          <text:p text:style-name="P10">Adresse mail</text:p>
        </text:list-item>
        <text:list-item>
          <text:p text:style-name="P10">Numéro de téléphone</text:p>
        </text:list-item>
        <text:list-item>
          <text:p text:style-name="P10">Nom de l’entreprise</text:p>
        </text:list-item>
        <text:list-item>
          <text:p text:style-name="P10">Adresse de l’entreprise</text:p>
        </text:list-item>
        <text:list-item>
          <text:p text:style-name="P10">Domaine (site internet) de l’entreprise</text:p>
        </text:list-item>
        <text:list-item>
          <text:p text:style-name="P10">Informations sur le dirigeant de l’entreprise</text:p>
        </text:list-item>
        <text:list-item>
          <text:p text:style-name="P10">L’optique dans laquelle ils nous contactent (demande d’information, achat)</text:p>
        </text:list-item>
      </text:list>
      <text:p text:style-name="Text_20_body"/>
      <text:p text:style-name="P5">Comment visualisez-vous le site ?</text:p>
      <text:p text:style-name="P12"><text:span text:style-name="T4">Il y aurait trois pages : une page d’accueil, une page de contact </text:span><text:span text:style-name="T9">et commande</text:span><text:span text:style-name="T4"> et une page contenant l’organigramme de l’entreprise, </text:span><text:span text:style-name="T8">réparties comme suit :</text:span></text:p>
      <text:list text:style-name="L2">
        <text:list-item>
          <text:p text:style-name="P13"><text:span text:style-name="T8">P</text:span><text:span text:style-name="T4">age d’accueil : présentation </text:span><text:span text:style-name="T8">des valeurs </text:span><text:span text:style-name="T4">de l’entreprise e</text:span><text:span text:style-name="T8">t</text:span><text:span text:style-name="T5"> des produits</text:span></text:p>
        </text:list-item>
        <text:list-item>
          <text:p text:style-name="P14">Page de contact : formulaire de contact et de commande</text:p>
        </text:list-item>
        <text:list-item>
          <text:p text:style-name="P14">Organigramme : présentation de l’entreprise et des employés de manière plus extensive et organigramme</text:p>
        </text:list-item>
      </text:list>
      <text:p text:style-name="Text_20_body"><text:soft-page-break/></text:p>
      <text:p text:style-name="P5"><text:span text:style-name="T6">Y a-t-il d</text:span>es obligations <text:span text:style-name="T6">particulières</text:span> ?</text:p>
      <text:p text:style-name="Text_20_body"><text:span text:style-name="T6">La présence du </text:span>logo <text:span text:style-name="T7">sur toutes les pages et</text:span> <text:span text:style-name="T7">d</text:span>es valeurs de l’entreprise <text:span text:style-name="T7">sur la page d’accueil est cruciale. De la même manière, le design doit toujours suivre</text:span> la charte <text:span text:style-name="T7">graphique. Les b</text:span>on<text:span text:style-name="T7">s</text:span> de commande<text:span text:style-name="T7">s doivent être</text:span> achetable<text:span text:style-name="T7">s</text:span> sur le site, <text:span text:style-name="T7">tout comme la récupération d’information.</text:span></text:p>
      <text:p text:style-name="P12"><text:span text:style-name="T8">Idéalement, le rendu du site se ferait le 20 décembre au plus tar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style-name="Normal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Georgia" fo:font-family="Georgia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09:21:55.037936698</meta:creation-date>
    <meta:generator>LibreOffice/24.2.3.2$Windows_X86_64 LibreOffice_project/433d9c2ded56988e8a90e6b2e771ee4e6a5ab2ba</meta:generator>
    <dc:date>2024-11-26T10:47:47.078000000</dc:date>
    <meta:editing-duration>PT3H18M11S</meta:editing-duration>
    <meta:editing-cycles>10</meta:editing-cycles>
    <meta:document-statistic meta:table-count="0" meta:image-count="0" meta:object-count="0" meta:page-count="2" meta:paragraph-count="24" meta:word-count="287" meta:character-count="1838" meta:non-whitespace-character-count="1585"/>
  </office:meta>
</office:document-meta>
</file>